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op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ory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erox shop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ity_detail_for_shop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Y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umbakonn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edamangal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Location_shop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K street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Day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day</text:p>
          </table:table-cell>
        </table:table-row>
      </table:table>
      <table:table table:name="Sheet5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VICE ID</text:p>
          </table:table-cell>
          <table:table-cell office:value-type="string" calcext:value-type="string">
            <text:p>OFF DA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06:23.649175956</meta:creation-date>
    <dc:date>2025-08-25T14:39:03.598139850</dc:date>
    <meta:editing-duration>PT1H7M32S</meta:editing-duration>
    <meta:editing-cycles>8</meta:editing-cycles>
    <meta:generator>LibreOffice/24.2.7.2$Linux_X86_64 LibreOffice_project/420$Build-2</meta:generator>
    <meta:document-statistic meta:table-count="5" meta:cell-count="102" meta:object-count="0"/>
  </office:meta>
</office:document-meta>
</file>